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aab" svg:font-family="Saab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.552in" fo:text-align="justify" style:justify-single-word="false" fo:text-indent="0in" style:auto-text-indent="false"/>
      <style:text-properties fo:text-transform="uppercase" style:font-name="Sawasdee"/>
    </style:style>
    <style:style style:name="P2" style:family="paragraph" style:parent-style-name="Text_20_body">
      <style:paragraph-properties fo:margin-left="0in" fo:margin-right="0.552in" fo:text-align="center" style:justify-single-word="false" fo:text-indent="0in" style:auto-text-indent="false"/>
      <style:text-properties fo:font-variant="normal" fo:text-transform="none" style:font-name="Sawasdee" fo:font-size="8pt" style:font-size-asian="8pt" style:font-size-complex="8pt"/>
    </style:style>
    <style:style style:name="P3" style:family="paragraph" style:parent-style-name="Heading_20_1">
      <style:paragraph-properties fo:margin-left="0in" fo:margin-right="0.552in" fo:text-align="center" style:justify-single-word="false" fo:text-indent="0in" style:auto-text-indent="false"/>
      <style:text-properties fo:text-transform="uppercase" style:font-name="Sawasdee"/>
    </style:style>
    <style:style style:name="P4" style:family="paragraph" style:parent-style-name="Text_20_body" style:master-page-name="">
      <style:paragraph-properties fo:line-height="200%" fo:text-align="justify" style:justify-single-word="false" style:page-number="auto"/>
    </style:style>
    <style:style style:name="T1" style:family="text">
      <style:text-properties fo:text-transform="uppercase" style:font-name="Sawasdee" fo:font-size="10pt" style:font-size-asian="10pt" style:font-size-complex="10pt"/>
    </style:style>
    <style:style style:name="T2" style:family="text">
      <style:text-properties fo:text-transform="uppercase" style:font-name="Sawasdee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e manifeste du réparateur</text:h>
      <text:p text:style-name="P2">Améliorez cette version sur manifesto.sugru.com / Traduction de github.com/hugokernel/manifesto</text:p>
      <text:p text:style-name="P1"/>
      <text:p text:style-name="P4"><text:span text:style-name="Strong_20_Emphasis"><text:span text:style-name="T1">1.</text:span></text:span><text:span text:style-name="Strong_20_Emphasis"><text:span text:style-name="T2"> Si c'est cassé, réparez le !</text:span></text:span><text:span text:style-name="T1"> Car la résolution de problème est la meilleure forme de créativité. </text:span><text:span text:style-name="Strong_20_Emphasis"><text:span text:style-name="T1">2. Si ce n'est pas cassé, améliorez le !</text:span></text:span><text:span text:style-name="T1"> Une petite et efficace modification peut améliorer l'objet pour des années. </text:span><text:span text:style-name="Strong_20_Emphasis"><text:span text:style-name="T1">3. Donnez à vos objets une chance de vivre plus longtemps.</text:span></text:span><text:span text:style-name="T1"> Si on double la durée de vie de notre matériel, nous aurons moitié moins de déchets. </text:span><text:span text:style-name="Strong_20_Emphasis"><text:span text:style-name="T1">4. Réparer rend libre et indépendant.</text:span></text:span><text:span text:style-name="T1"> En tant que réparateur, vous n'avez plus à vous soucier de l'usure. Rien ne reste nouveau, alors oubliez la perfection. </text:span><text:span text:style-name="Strong_20_Emphasis"><text:span text:style-name="T1">5. Résistez à la mode et aux mises à jours superflues.</text:span></text:span><text:span text:style-name="T1"> Elles alimentent la culture du jetable. </text:span><text:span text:style-name="Strong_20_Emphasis"><text:span text:style-name="T1">6. Ne laissez pas les compagnies vous traiter comme un simple consommateur passif.</text:span></text:span><text:span text:style-name="T1"> À chaque fois que nous dépensons de l'argent, nous votons pour des types de produits que nous voulons voir réussir. Achetez des produits réparables. </text:span><text:span text:style-name="Strong_20_Emphasis"><text:span text:style-name="T1">7. Un objet réparé est un objet magnifique.</text:span></text:span><text:span text:style-name="T1"> Chaque réparation, simple ou complexe porte une histoire. </text:span><text:span text:style-name="Strong_20_Emphasis"><text:span text:style-name="T1">8. Si vous avez une idée, commencez petit et faites en un chef d'oeuvre.</text:span></text:span><text:span text:style-name="T1"> Si c'est bien fait, il grandira de lui même. </text:span><text:span text:style-name="Strong_20_Emphasis"><text:span text:style-name="T1">9. Nourrissez votre curiosité.</text:span></text:span><text:span text:style-name="T1"> Essayez des choses que vous n'avez jamais faites avant. C'est bon pour votre esprit et votre âme. N'ayez pas peur des échecs, ils rendent le succès encore plus agréable. </text:span><text:span text:style-name="Strong_20_Emphasis"><text:span text:style-name="T1">10. Les gens sont tous différents.</text:span></text:span><text:span text:style-name="T1"> Les produits doivent l'être aussi. Tout peut être amélioré ou adapté à ses besoins. </text:span><text:span text:style-name="Strong_20_Emphasis"><text:span text:style-name="T1">11. Être jetable est un choix, pas une caractéristique physique.</text:span></text:span><text:span text:style-name="T1"> Les plastiques ne sont pas nécessairement mauvais, mais nous les utilisons mal. Traitez les avec respect. </text:span><text:span text:style-name="Strong_20_Emphasis"><text:span text:style-name="T1">12. Partagez vos idées, votre enthousiasme et vos compétences.</text:span></text:span><text:span text:style-name="T1"> Si vous trouvez du plaisir à améliorer, transmettez le. C'est un cadeau pour la vi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Saab" svg:font-family="Saab" style:font-pitch="variable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457in" fo:margin-bottom="0.3228in" fo:margin-left="1.0835in" fo:margin-right="0.968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12:40:32</meta:creation-date>
    <dc:date>2012-11-22T13:21:12</dc:date>
    <meta:editing-duration>PT5M6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3" meta:word-count="300" meta:character-count="1825" meta:non-whitespace-character-count="1528"/>
  </office:meta>
</office:document-meta>
</file>